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Alias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lias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lias.getNS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pertyAlias.getMessag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lias.get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lias.PropertyAlias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